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19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36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36">
      <style:map style:condition="of:cell-content()=[.$D$1]" style:apply-style-name="cf8" style:base-cell-address="Planilha1.B1"/>
    </style:style>
    <style:style style:name="ce11" style:family="table-cell" style:parent-style-name="Default" style:data-style-name="N36">
      <style:table-cell-properties fo:background-color="#FFFF00"/>
      <style:map style:condition="of:cell-content()=[.$D$1]" style:apply-style-name="cf8" style:base-cell-address="Planilha1.B1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Gráfico 1" svg:x="4.89961in" svg:y="0.12559in" svg:width="4.3685in" svg:height="2.687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9" table:default-cell-style-name="ce1"/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19-04-17T00:00:00" table:style-name="ce10">
            <text:p>17/4/19</text:p>
          </table:table-cell>
          <table:table-cell office:value-type="float" office:value="25" table:formula="of:=[.A1]" table:style-name="ce1">
            <text:p>25</text:p>
          </table:table-cell>
          <table:table-cell office:value-type="date" office:date-value="2019-08-16T00:00:00" table:formula="of:=TODAY()" table:style-name="ce3">
            <text:p>16/8/19</text:p>
          </table:table-cell>
          <table:table-cell office:value-type="string" table:style-name="ce1">
            <text:p>&lt;&lt;&lt; HOJE</text:p>
          </table:table-cell>
          <table:table-cell table:number-columns-repeated="16379"/>
        </table:table-row>
        <table:table-row table:style-name="ro1">
          <table:table-cell office:value-type="float" office:value="30" table:formula="of:=[.A1]+5" table:style-name="ce1">
            <text:p>30</text:p>
          </table:table-cell>
          <table:table-cell office:value-type="date" office:date-value="2019-04-18T00:00:00" table:style-name="ce10">
            <text:p>18/4/19</text:p>
          </table:table-cell>
          <table:table-cell office:value-type="float" office:value="30" table:formula="of:=[.A2]" table:style-name="ce1">
            <text:p>30</text:p>
          </table:table-cell>
          <table:table-cell office:value-type="string" table:style-name="ce3">
            <text:p>feito</text:p>
          </table:table-cell>
          <table:table-cell office:value-type="float" office:value="230" table:formula="of:=VLOOKUP([.D1];[.B1:.C200];2;0)" table:style-name="ce1">
            <text:p>230</text:p>
          </table:table-cell>
          <table:table-cell table:number-columns-repeated="16379"/>
        </table:table-row>
        <table:table-row table:style-name="ro2">
          <table:table-cell office:value-type="float" office:value="35" table:formula="of:=[.A2]+5" table:style-name="ce1">
            <text:p>35</text:p>
          </table:table-cell>
          <table:table-cell office:value-type="date" office:date-value="2019-04-19T00:00:00" table:style-name="ce10">
            <text:p>19/4/19</text:p>
          </table:table-cell>
          <table:table-cell office:value-type="float" office:value="35" table:formula="of:=[.A3]" table:style-name="ce1">
            <text:p>35</text:p>
          </table:table-cell>
          <table:table-cell office:value-type="string" table:style-name="ce4">
            <text:p>a fazer</text:p>
          </table:table-cell>
          <table:table-cell office:value-type="float" office:value="220" table:formula="of:=450-[.E2]" table:style-name="ce5">
            <text:p>22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04-20T00:00:00" table:style-name="ce10">
            <text:p>20/4/19</text:p>
          </table:table-cell>
          <table:table-cell office:value-type="float" office:value="35" table:formula="of:=[.A4]" table:style-name="ce1">
            <text:p>35</text:p>
          </table:table-cell>
          <table:table-cell office:value-type="string" table:style-name="ce6">
            <text:p>termina em &gt;&gt;&gt;</text:p>
          </table:table-cell>
          <table:table-cell office:value-type="date" office:date-value="2019-09-29T00:00:00" table:formula="of:=VLOOKUP(450;[.A1:.B200];2;0)" table:style-name="ce7">
            <text:p>29/09/201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04-21T00:00:00" table:style-name="ce10">
            <text:p>21/4/19</text:p>
          </table:table-cell>
          <table:table-cell office:value-type="float" office:value="35" table:formula="of:=[.A5]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date" office:date-value="2019-04-22T00:00:00" table:style-name="ce10">
            <text:p>22/4/19</text:p>
          </table:table-cell>
          <table:table-cell office:value-type="float" office:value="55" table:formula="of:=[.A6]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formula="of:=IF([.A6]+5&lt;=565;[.A6]+5;565)" table:style-name="ce1">
            <text:p>60</text:p>
          </table:table-cell>
          <table:table-cell office:value-type="date" office:date-value="2019-04-23T00:00:00" table:style-name="ce10">
            <text:p>23/4/19</text:p>
          </table:table-cell>
          <table:table-cell office:value-type="float" office:value="60" table:formula="of:=[.A7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4T00:00:00" table:style-name="ce10">
            <text:p>24/4/19</text:p>
          </table:table-cell>
          <table:table-cell office:value-type="float" office:value="60" table:formula="of:=[.A8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5T00:00:00" table:style-name="ce10">
            <text:p>25/4/19</text:p>
          </table:table-cell>
          <table:table-cell office:value-type="float" office:value="60" table:formula="of:=[.A9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6T00:00:00" table:style-name="ce10">
            <text:p>26/4/19</text:p>
          </table:table-cell>
          <table:table-cell office:value-type="float" office:value="60" table:formula="of:=[.A10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7T00:00:00" table:style-name="ce10">
            <text:p>27/4/19</text:p>
          </table:table-cell>
          <table:table-cell office:value-type="float" office:value="60" table:formula="of:=[.A11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8T00:00:00" table:style-name="ce10">
            <text:p>28/4/19</text:p>
          </table:table-cell>
          <table:table-cell office:value-type="float" office:value="60" table:formula="of:=[.A12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9T00:00:00" table:style-name="ce10">
            <text:p>29/4/19</text:p>
          </table:table-cell>
          <table:table-cell office:value-type="float" office:value="60" table:formula="of:=[.A13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30T00:00:00" table:style-name="ce10">
            <text:p>30/4/19</text:p>
          </table:table-cell>
          <table:table-cell office:value-type="float" office:value="60" table:formula="of:=[.A14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1T00:00:00" table:style-name="ce10">
            <text:p>1/5/19</text:p>
          </table:table-cell>
          <table:table-cell office:value-type="float" office:value="60" table:formula="of:=[.A15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2T00:00:00" table:style-name="ce10">
            <text:p>2/5/19</text:p>
          </table:table-cell>
          <table:table-cell office:value-type="float" office:value="60" table:formula="of:=[.A16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3T00:00:00" table:style-name="ce10">
            <text:p>3/5/19</text:p>
          </table:table-cell>
          <table:table-cell office:value-type="float" office:value="60" table:formula="of:=[.A17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4T00:00:00" table:style-name="ce10">
            <text:p>4/5/19</text:p>
          </table:table-cell>
          <table:table-cell office:value-type="float" office:value="60" table:formula="of:=[.A18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5T00:00:00" table:style-name="ce10">
            <text:p>5/5/19</text:p>
          </table:table-cell>
          <table:table-cell office:value-type="float" office:value="60" table:formula="of:=[.A19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6T00:00:00" table:style-name="ce10">
            <text:p>6/5/19</text:p>
          </table:table-cell>
          <table:table-cell office:value-type="float" office:value="60" table:formula="of:=[.A20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7T00:00:00" table:style-name="ce10">
            <text:p>7/5/19</text:p>
          </table:table-cell>
          <table:table-cell office:value-type="float" office:value="60" table:formula="of:=[.A21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8T00:00:00" table:style-name="ce10">
            <text:p>8/5/19</text:p>
          </table:table-cell>
          <table:table-cell office:value-type="float" office:value="60" table:formula="of:=[.A22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9T00:00:00" table:style-name="ce10">
            <text:p>9/5/19</text:p>
          </table:table-cell>
          <table:table-cell office:value-type="float" office:value="60" table:formula="of:=[.A23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0T00:00:00" table:style-name="ce10">
            <text:p>10/5/19</text:p>
          </table:table-cell>
          <table:table-cell office:value-type="float" office:value="60" table:formula="of:=[.A24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1T00:00:00" table:style-name="ce10">
            <text:p>11/5/19</text:p>
          </table:table-cell>
          <table:table-cell office:value-type="float" office:value="60" table:formula="of:=[.A25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2T00:00:00" table:style-name="ce10">
            <text:p>12/5/19</text:p>
          </table:table-cell>
          <table:table-cell office:value-type="float" office:value="60" table:formula="of:=[.A26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3T00:00:00" table:style-name="ce10">
            <text:p>13/5/19</text:p>
          </table:table-cell>
          <table:table-cell office:value-type="float" office:value="60" table:formula="of:=[.A27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4T00:00:00" table:style-name="ce10">
            <text:p>14/5/19</text:p>
          </table:table-cell>
          <table:table-cell office:value-type="float" office:value="60" table:formula="of:=[.A28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5T00:00:00" table:style-name="ce10">
            <text:p>15/5/19</text:p>
          </table:table-cell>
          <table:table-cell office:value-type="float" office:value="60" table:formula="of:=[.A29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date" office:date-value="2019-05-16T00:00:00" table:style-name="ce10">
            <text:p>16/5/19</text:p>
          </table:table-cell>
          <table:table-cell office:value-type="float" office:value="70" table:formula="of:=[.A30]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5" table:formula="of:=IF([.A30]+5&lt;=565;[.A30]+5;565)" table:style-name="ce1">
            <text:p>75</text:p>
          </table:table-cell>
          <table:table-cell office:value-type="date" office:date-value="2019-05-17T00:00:00" table:style-name="ce10">
            <text:p>17/5/19</text:p>
          </table:table-cell>
          <table:table-cell office:value-type="float" office:value="75" table:formula="of:=[.A31]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date" office:date-value="2019-05-18T00:00:00" table:style-name="ce10">
            <text:p>18/5/19</text:p>
          </table:table-cell>
          <table:table-cell office:value-type="float" office:value="100" table:formula="of:=[.A32]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5" table:formula="of:=IF([.A32]+5&lt;=565;[.A32]+5;565)" table:style-name="ce1">
            <text:p>105</text:p>
          </table:table-cell>
          <table:table-cell office:value-type="date" office:date-value="2019-05-19T00:00:00" table:style-name="ce10">
            <text:p>19/5/19</text:p>
          </table:table-cell>
          <table:table-cell office:value-type="float" office:value="105" table:formula="of:=[.A33]" table:style-name="ce1">
            <text:p>105</text:p>
          </table:table-cell>
          <table:table-cell table:number-columns-repeated="16381" table:style-name="ce1"/>
        </table:table-row>
        <table:table-row table:style-name="ro1">
          <table:table-cell office:value-type="float" office:value="110" table:formula="of:=IF([.A33]+5&lt;=565;[.A33]+5;565)" table:style-name="ce1">
            <text:p>110</text:p>
          </table:table-cell>
          <table:table-cell office:value-type="date" office:date-value="2019-05-20T00:00:00" table:style-name="ce10">
            <text:p>20/5/19</text:p>
          </table:table-cell>
          <table:table-cell office:value-type="float" office:value="110" table:formula="of:=[.A34]" table:style-name="ce1">
            <text:p>110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date" office:date-value="2019-05-21T00:00:00" table:style-name="ce10">
            <text:p>21/5/19</text:p>
          </table:table-cell>
          <table:table-cell office:value-type="float" office:value="120" table:formula="of:=[.A35]" table:style-name="ce1">
            <text:p>120</text:p>
          </table:table-cell>
          <table:table-cell table:number-columns-repeated="16381" table:style-name="ce1"/>
        </table:table-row>
        <table:table-row table:style-name="ro1">
          <table:table-cell office:value-type="float" office:value="125" table:formula="of:=IF([.A35]+5&lt;=565;[.A35]+5;565)" table:style-name="ce1">
            <text:p>125</text:p>
          </table:table-cell>
          <table:table-cell office:value-type="date" office:date-value="2019-05-22T00:00:00" table:style-name="ce10">
            <text:p>22/5/19</text:p>
          </table:table-cell>
          <table:table-cell office:value-type="float" office:value="125" table:formula="of:=[.A36]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formula="of:=IF([.A36]+5&lt;=565;[.A36]+5;565)" table:style-name="ce1">
            <text:p>130</text:p>
          </table:table-cell>
          <table:table-cell office:value-type="date" office:date-value="2019-05-23T00:00:00" table:style-name="ce10">
            <text:p>23/5/19</text:p>
          </table:table-cell>
          <table:table-cell office:value-type="float" office:value="130" table:formula="of:=[.A37]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date" office:date-value="2019-05-24T00:00:00" table:style-name="ce10">
            <text:p>24/5/19</text:p>
          </table:table-cell>
          <table:table-cell office:value-type="float" office:value="150" table:formula="of:=[.A38]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date" office:date-value="2019-05-25T00:00:00" table:style-name="ce11">
            <text:p>25/5/19</text:p>
          </table:table-cell>
          <table:table-cell office:value-type="float" office:value="120" table:formula="of:=[.A39]" table:style-name="ce8">
            <text:p>120</text:p>
          </table:table-cell>
          <table:table-cell office:value-type="string" table:style-name="ce8">
            <text:p>mudou p pdf 450 paginas</text:p>
          </table:table-cell>
          <table:table-cell table:number-columns-repeated="16380"/>
        </table:table-row>
        <table:table-row table:style-name="ro1">
          <table:table-cell office:value-type="float" office:value="125" table:formula="of:=IF([.A39]+5&lt;=565;[.A39]+5;565)" table:style-name="ce1">
            <text:p>125</text:p>
          </table:table-cell>
          <table:table-cell office:value-type="date" office:date-value="2019-05-26T00:00:00" table:style-name="ce10">
            <text:p>26/5/19</text:p>
          </table:table-cell>
          <table:table-cell office:value-type="float" office:value="125" table:formula="of:=[.A40]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formula="of:=IF([.A40]+5&lt;=565;[.A40]+5;565)" table:style-name="ce1">
            <text:p>130</text:p>
          </table:table-cell>
          <table:table-cell office:value-type="date" office:date-value="2019-05-27T00:00:00" table:style-name="ce10">
            <text:p>27/5/19</text:p>
          </table:table-cell>
          <table:table-cell office:value-type="float" office:value="130" table:formula="of:=[.A41]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date" office:date-value="2019-05-28T00:00:00" table:style-name="ce10">
            <text:p>28/5/19</text:p>
          </table:table-cell>
          <table:table-cell office:value-type="float" office:value="140" table:formula="of:=[.A42]" table:style-name="ce1">
            <text:p>140</text:p>
          </table:table-cell>
          <table:table-cell table:number-columns-repeated="16381" table:style-name="ce1"/>
        </table:table-row>
        <table:table-row table:style-name="ro1">
          <table:table-cell office:value-type="float" office:value="145" table:formula="of:=IF([.A42]+5&lt;=565;[.A42]+5;565)" table:style-name="ce1">
            <text:p>145</text:p>
          </table:table-cell>
          <table:table-cell office:value-type="date" office:date-value="2019-05-29T00:00:00" table:style-name="ce10">
            <text:p>29/5/19</text:p>
          </table:table-cell>
          <table:table-cell office:value-type="float" office:value="145" table:formula="of:=[.A43]" table:style-name="ce1">
            <text:p>145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formula="of:=IF([.A43]+5&lt;=565;[.A43]+5;565)" table:style-name="ce1">
            <text:p>150</text:p>
          </table:table-cell>
          <table:table-cell office:value-type="date" office:date-value="2019-05-30T00:00:00" table:style-name="ce10">
            <text:p>30/5/19</text:p>
          </table:table-cell>
          <table:table-cell office:value-type="float" office:value="150" table:formula="of:=[.A44]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float" office:value="155" table:formula="of:=IF([.A44]+5&lt;=565;[.A44]+5;565)" table:style-name="ce1">
            <text:p>155</text:p>
          </table:table-cell>
          <table:table-cell office:value-type="date" office:date-value="2019-05-31T00:00:00" table:style-name="ce10">
            <text:p>31/5/19</text:p>
          </table:table-cell>
          <table:table-cell office:value-type="float" office:value="155" table:formula="of:=[.A45]" table:style-name="ce1">
            <text:p>155</text:p>
          </table:table-cell>
          <table:table-cell table:number-columns-repeated="16381" table:style-name="ce1"/>
        </table:table-row>
        <table:table-row table:style-name="ro1">
          <table:table-cell office:value-type="float" office:value="160" table:formula="of:=IF([.A45]+5&lt;=565;[.A45]+5;565)" table:style-name="ce1">
            <text:p>160</text:p>
          </table:table-cell>
          <table:table-cell office:value-type="date" office:date-value="2019-06-01T00:00:00" table:style-name="ce10">
            <text:p>1/6/19</text:p>
          </table:table-cell>
          <table:table-cell office:value-type="float" office:value="160" table:formula="of:=[.A46]" table:style-name="ce1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165" table:formula="of:=IF([.A46]+5&lt;=565;[.A46]+5;565)" table:style-name="ce1">
            <text:p>165</text:p>
          </table:table-cell>
          <table:table-cell office:value-type="date" office:date-value="2019-06-02T00:00:00" table:style-name="ce10">
            <text:p>2/6/19</text:p>
          </table:table-cell>
          <table:table-cell office:value-type="float" office:value="165" table:formula="of:=[.A47]" table:style-name="ce1">
            <text:p>165</text:p>
          </table:table-cell>
          <table:table-cell table:number-columns-repeated="16381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date" office:date-value="2019-06-03T00:00:00" table:style-name="ce10">
            <text:p>3/6/19</text:p>
          </table:table-cell>
          <table:table-cell office:value-type="float" office:value="160" table:formula="of:=[.A48]" table:style-name="ce1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165" table:formula="of:=IF([.A48]+5&lt;=565;[.A48]+5;565)" table:style-name="ce1">
            <text:p>165</text:p>
          </table:table-cell>
          <table:table-cell office:value-type="date" office:date-value="2019-06-04T00:00:00" table:style-name="ce10">
            <text:p>4/6/19</text:p>
          </table:table-cell>
          <table:table-cell office:value-type="float" office:value="165" table:formula="of:=[.A49]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170" table:formula="of:=IF([.A49]+5&lt;=565;[.A49]+5;565)" table:style-name="ce1">
            <text:p>170</text:p>
          </table:table-cell>
          <table:table-cell office:value-type="date" office:date-value="2019-06-05T00:00:00" table:style-name="ce10">
            <text:p>5/6/19</text:p>
          </table:table-cell>
          <table:table-cell office:value-type="float" office:value="170" table:formula="of:=[.A50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6T00:00:00" table:style-name="ce10">
            <text:p>6/6/19</text:p>
          </table:table-cell>
          <table:table-cell office:value-type="float" office:value="170" table:formula="of:=[.A51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7T00:00:00" table:style-name="ce10">
            <text:p>7/6/19</text:p>
          </table:table-cell>
          <table:table-cell office:value-type="float" office:value="170" table:formula="of:=[.A52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8T00:00:00" table:style-name="ce10">
            <text:p>8/6/19</text:p>
          </table:table-cell>
          <table:table-cell office:value-type="float" office:value="170" table:formula="of:=[.A53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9T00:00:00" table:style-name="ce10">
            <text:p>9/6/19</text:p>
          </table:table-cell>
          <table:table-cell office:value-type="float" office:value="170" table:formula="of:=[.A54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0T00:00:00" table:style-name="ce10">
            <text:p>10/6/19</text:p>
          </table:table-cell>
          <table:table-cell office:value-type="float" office:value="170" table:formula="of:=[.A55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1T00:00:00" table:style-name="ce10">
            <text:p>11/6/19</text:p>
          </table:table-cell>
          <table:table-cell office:value-type="float" office:value="170" table:formula="of:=[.A56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2T00:00:00" table:style-name="ce10">
            <text:p>12/6/19</text:p>
          </table:table-cell>
          <table:table-cell office:value-type="float" office:value="170" table:formula="of:=[.A57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3T00:00:00" table:style-name="ce10">
            <text:p>13/6/19</text:p>
          </table:table-cell>
          <table:table-cell office:value-type="float" office:value="170" table:formula="of:=[.A58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4T00:00:00" table:style-name="ce10">
            <text:p>14/6/19</text:p>
          </table:table-cell>
          <table:table-cell office:value-type="float" office:value="170" table:formula="of:=[.A59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5T00:00:00" table:style-name="ce10">
            <text:p>15/6/19</text:p>
          </table:table-cell>
          <table:table-cell office:value-type="float" office:value="170" table:formula="of:=[.A60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6T00:00:00" table:style-name="ce10">
            <text:p>16/6/19</text:p>
          </table:table-cell>
          <table:table-cell office:value-type="float" office:value="170" table:formula="of:=[.A61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date" office:date-value="2019-06-17T00:00:00" table:style-name="ce10">
            <text:p>17/6/19</text:p>
          </table:table-cell>
          <table:table-cell office:value-type="float" office:value="175" table:formula="of:=[.A62]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float" office:value="180" table:formula="of:=IF([.A62]+5&lt;=565;[.A62]+5;565)" table:style-name="ce1">
            <text:p>180</text:p>
          </table:table-cell>
          <table:table-cell office:value-type="date" office:date-value="2019-06-18T00:00:00" table:style-name="ce10">
            <text:p>18/6/19</text:p>
          </table:table-cell>
          <table:table-cell office:value-type="float" office:value="180" table:formula="of:=[.A63]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185" table:formula="of:=IF([.A63]+5&lt;=565;[.A63]+5;565)" table:style-name="ce1">
            <text:p>185</text:p>
          </table:table-cell>
          <table:table-cell office:value-type="date" office:date-value="2019-06-19T00:00:00" table:style-name="ce10">
            <text:p>19/6/19</text:p>
          </table:table-cell>
          <table:table-cell office:value-type="float" office:value="185" table:formula="of:=[.A64]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float" office:value="190" table:formula="of:=IF([.A64]+5&lt;=565;[.A64]+5;565)" table:style-name="ce1">
            <text:p>190</text:p>
          </table:table-cell>
          <table:table-cell office:value-type="date" office:date-value="2019-06-20T00:00:00" table:style-name="ce10">
            <text:p>20/6/19</text:p>
          </table:table-cell>
          <table:table-cell office:value-type="float" office:value="190" table:formula="of:=[.A65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1T00:00:00" table:style-name="ce10">
            <text:p>21/6/19</text:p>
          </table:table-cell>
          <table:table-cell office:value-type="float" office:value="190" table:formula="of:=[.A66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2T00:00:00" table:style-name="ce10">
            <text:p>22/6/19</text:p>
          </table:table-cell>
          <table:table-cell office:value-type="float" office:value="190" table:formula="of:=[.A67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3T00:00:00" table:style-name="ce10">
            <text:p>23/6/19</text:p>
          </table:table-cell>
          <table:table-cell office:value-type="float" office:value="190" table:formula="of:=[.A68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4T00:00:00" table:style-name="ce10">
            <text:p>24/6/19</text:p>
          </table:table-cell>
          <table:table-cell office:value-type="float" office:value="190" table:formula="of:=[.A69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5T00:00:00" table:style-name="ce10">
            <text:p>25/6/19</text:p>
          </table:table-cell>
          <table:table-cell office:value-type="float" office:value="190" table:formula="of:=[.A70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6T00:00:00" table:style-name="ce10">
            <text:p>26/6/19</text:p>
          </table:table-cell>
          <table:table-cell office:value-type="float" office:value="190" table:formula="of:=[.A71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7T00:00:00" table:style-name="ce10">
            <text:p>27/6/19</text:p>
          </table:table-cell>
          <table:table-cell office:value-type="float" office:value="190" table:formula="of:=[.A72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8T00:00:00" table:style-name="ce10">
            <text:p>28/6/19</text:p>
          </table:table-cell>
          <table:table-cell office:value-type="float" office:value="190" table:formula="of:=[.A73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9T00:00:00" table:style-name="ce10">
            <text:p>29/6/19</text:p>
          </table:table-cell>
          <table:table-cell office:value-type="float" office:value="190" table:formula="of:=[.A74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30T00:00:00" table:style-name="ce10">
            <text:p>30/6/19</text:p>
          </table:table-cell>
          <table:table-cell office:value-type="float" office:value="190" table:formula="of:=[.A75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1T00:00:00" table:style-name="ce10">
            <text:p>1/7/19</text:p>
          </table:table-cell>
          <table:table-cell office:value-type="float" office:value="190" table:formula="of:=[.A76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2T00:00:00" table:style-name="ce10">
            <text:p>2/7/19</text:p>
          </table:table-cell>
          <table:table-cell office:value-type="float" office:value="190" table:formula="of:=[.A77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3T00:00:00" table:style-name="ce10">
            <text:p>3/7/19</text:p>
          </table:table-cell>
          <table:table-cell office:value-type="float" office:value="190" table:formula="of:=[.A78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4T00:00:00" table:style-name="ce10">
            <text:p>4/7/19</text:p>
          </table:table-cell>
          <table:table-cell office:value-type="float" office:value="190" table:formula="of:=[.A79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5T00:00:00" table:style-name="ce10">
            <text:p>5/7/19</text:p>
          </table:table-cell>
          <table:table-cell office:value-type="float" office:value="190" table:formula="of:=[.A80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6T00:00:00" table:style-name="ce10">
            <text:p>6/7/19</text:p>
          </table:table-cell>
          <table:table-cell office:value-type="float" office:value="190" table:formula="of:=[.A81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7T00:00:00" table:style-name="ce10">
            <text:p>7/7/19</text:p>
          </table:table-cell>
          <table:table-cell office:value-type="float" office:value="190" table:formula="of:=[.A82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8T00:00:00" table:style-name="ce10">
            <text:p>8/7/19</text:p>
          </table:table-cell>
          <table:table-cell office:value-type="float" office:value="190" table:formula="of:=[.A83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9T00:00:00" table:style-name="ce10">
            <text:p>9/7/19</text:p>
          </table:table-cell>
          <table:table-cell office:value-type="float" office:value="190" table:formula="of:=[.A84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date" office:date-value="2019-07-10T00:00:00" table:style-name="ce10">
            <text:p>10/7/19</text:p>
          </table:table-cell>
          <table:table-cell office:value-type="float" office:value="195" table:formula="of:=[.A85]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200" table:formula="of:=IF([.A85]+5&lt;=565;[.A85]+5;565)" table:style-name="ce1">
            <text:p>200</text:p>
          </table:table-cell>
          <table:table-cell office:value-type="date" office:date-value="2019-07-11T00:00:00" table:style-name="ce10">
            <text:p>11/7/19</text:p>
          </table:table-cell>
          <table:table-cell office:value-type="float" office:value="200" table:formula="of:=[.A86]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205" table:formula="of:=IF([.A86]+5&lt;=565;[.A86]+5;565)" table:style-name="ce1">
            <text:p>205</text:p>
          </table:table-cell>
          <table:table-cell office:value-type="date" office:date-value="2019-07-12T00:00:00" table:style-name="ce10">
            <text:p>12/7/19</text:p>
          </table:table-cell>
          <table:table-cell office:value-type="float" office:value="205" table:formula="of:=[.A87]" table:style-name="ce1">
            <text:p>205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3T00:00:00" table:style-name="ce10">
            <text:p>13/7/19</text:p>
          </table:table-cell>
          <table:table-cell office:value-type="float" office:value="210" table:formula="of:=[.A88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4T00:00:00" table:style-name="ce10">
            <text:p>14/7/19</text:p>
          </table:table-cell>
          <table:table-cell office:value-type="float" office:value="210" table:formula="of:=[.A89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5T00:00:00" table:style-name="ce10">
            <text:p>15/7/19</text:p>
          </table:table-cell>
          <table:table-cell office:value-type="float" office:value="210" table:formula="of:=[.A90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6T00:00:00" table:style-name="ce10">
            <text:p>16/7/19</text:p>
          </table:table-cell>
          <table:table-cell office:value-type="float" office:value="210" table:formula="of:=[.A91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7T00:00:00" table:style-name="ce10">
            <text:p>17/7/19</text:p>
          </table:table-cell>
          <table:table-cell office:value-type="float" office:value="210" table:formula="of:=[.A92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8T00:00:00" table:style-name="ce10">
            <text:p>18/7/19</text:p>
          </table:table-cell>
          <table:table-cell office:value-type="float" office:value="210" table:formula="of:=[.A93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19T00:00:00" table:style-name="ce10">
            <text:p>19/7/19</text:p>
          </table:table-cell>
          <table:table-cell office:value-type="float" office:value="210" table:formula="of:=[.A94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0T00:00:00" table:style-name="ce10">
            <text:p>20/7/19</text:p>
          </table:table-cell>
          <table:table-cell office:value-type="float" office:value="210" table:formula="of:=[.A95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1T00:00:00" table:style-name="ce10">
            <text:p>21/7/19</text:p>
          </table:table-cell>
          <table:table-cell office:value-type="float" office:value="210" table:formula="of:=[.A96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2T00:00:00" table:style-name="ce10">
            <text:p>22/7/19</text:p>
          </table:table-cell>
          <table:table-cell office:value-type="float" office:value="210" table:formula="of:=[.A97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3T00:00:00" table:style-name="ce10">
            <text:p>23/7/19</text:p>
          </table:table-cell>
          <table:table-cell office:value-type="float" office:value="210" table:formula="of:=[.A98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4T00:00:00" table:style-name="ce10">
            <text:p>24/7/19</text:p>
          </table:table-cell>
          <table:table-cell office:value-type="float" office:value="210" table:formula="of:=[.A99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5T00:00:00" table:style-name="ce10">
            <text:p>25/7/19</text:p>
          </table:table-cell>
          <table:table-cell office:value-type="float" office:value="210" table:formula="of:=[.A100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6T00:00:00" table:style-name="ce10">
            <text:p>26/7/19</text:p>
          </table:table-cell>
          <table:table-cell office:value-type="float" office:value="210" table:formula="of:=[.A101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7T00:00:00" table:style-name="ce10">
            <text:p>27/7/19</text:p>
          </table:table-cell>
          <table:table-cell office:value-type="float" office:value="210" table:formula="of:=[.A102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8T00:00:00" table:style-name="ce10">
            <text:p>28/7/19</text:p>
          </table:table-cell>
          <table:table-cell office:value-type="float" office:value="210" table:formula="of:=[.A103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29T00:00:00" table:style-name="ce10">
            <text:p>29/7/19</text:p>
          </table:table-cell>
          <table:table-cell office:value-type="float" office:value="210" table:formula="of:=[.A104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30T00:00:00" table:style-name="ce10">
            <text:p>30/7/19</text:p>
          </table:table-cell>
          <table:table-cell office:value-type="float" office:value="210" table:formula="of:=[.A105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7-31T00:00:00" table:style-name="ce10">
            <text:p>31/7/19</text:p>
          </table:table-cell>
          <table:table-cell office:value-type="float" office:value="210" table:formula="of:=[.A106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1T00:00:00" table:style-name="ce10">
            <text:p>1/8/19</text:p>
          </table:table-cell>
          <table:table-cell office:value-type="float" office:value="210" table:formula="of:=[.A107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2T00:00:00" table:style-name="ce10">
            <text:p>2/8/19</text:p>
          </table:table-cell>
          <table:table-cell office:value-type="float" office:value="210" table:formula="of:=[.A108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3T00:00:00" table:style-name="ce10">
            <text:p>3/8/19</text:p>
          </table:table-cell>
          <table:table-cell office:value-type="float" office:value="210" table:formula="of:=[.A109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4T00:00:00" table:style-name="ce10">
            <text:p>4/8/19</text:p>
          </table:table-cell>
          <table:table-cell office:value-type="float" office:value="210" table:formula="of:=[.A110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5T00:00:00" table:style-name="ce10">
            <text:p>5/8/19</text:p>
          </table:table-cell>
          <table:table-cell office:value-type="float" office:value="210" table:formula="of:=[.A111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9-08-06T00:00:00" table:style-name="ce10">
            <text:p>6/8/19</text:p>
          </table:table-cell>
          <table:table-cell office:value-type="float" office:value="210" table:formula="of:=[.A112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5" table:formula="of:=IF([.A112]+5&lt;=450;[.A112]+5;450)" table:style-name="ce1">
            <text:p>215</text:p>
          </table:table-cell>
          <table:table-cell office:value-type="date" office:date-value="2019-08-07T00:00:00" table:style-name="ce10">
            <text:p>7/8/19</text:p>
          </table:table-cell>
          <table:table-cell office:value-type="float" office:value="215" table:formula="of:=[.A113]" table:style-name="ce1">
            <text:p>215</text:p>
          </table:table-cell>
          <table:table-cell table:number-columns-repeated="16381"/>
        </table:table-row>
        <table:table-row table:style-name="ro1">
          <table:table-cell office:value-type="float" office:value="220" table:formula="of:=IF([.A113]+5&lt;=450;[.A113]+5;450)" table:style-name="ce1">
            <text:p>220</text:p>
          </table:table-cell>
          <table:table-cell office:value-type="date" office:date-value="2019-08-08T00:00:00" table:style-name="ce10">
            <text:p>8/8/19</text:p>
          </table:table-cell>
          <table:table-cell office:value-type="float" office:value="220" table:formula="of:=[.A114]" table:style-name="ce1">
            <text:p>220</text:p>
          </table:table-cell>
          <table:table-cell table:number-columns-repeated="16381"/>
        </table:table-row>
        <table:table-row table:style-name="ro1">
          <table:table-cell office:value-type="float" office:value="225" table:formula="of:=IF([.A114]+5&lt;=450;[.A114]+5;450)" table:style-name="ce1">
            <text:p>225</text:p>
          </table:table-cell>
          <table:table-cell office:value-type="date" office:date-value="2019-08-09T00:00:00" table:style-name="ce10">
            <text:p>9/8/19</text:p>
          </table:table-cell>
          <table:table-cell office:value-type="float" office:value="225" table:formula="of:=[.A115]" table:style-name="ce1">
            <text:p>225</text:p>
          </table:table-cell>
          <table:table-cell table:number-columns-repeated="16381"/>
        </table:table-row>
        <table:table-row table:style-name="ro1">
          <table:table-cell office:value-type="float" office:value="230" table:formula="of:=IF([.A115]+5&lt;=450;[.A115]+5;450)" table:style-name="ce1">
            <text:p>230</text:p>
          </table:table-cell>
          <table:table-cell office:value-type="date" office:date-value="2019-08-10T00:00:00" table:style-name="ce10">
            <text:p>10/8/19</text:p>
          </table:table-cell>
          <table:table-cell office:value-type="float" office:value="230" table:formula="of:=[.A116]" table:style-name="ce1">
            <text:p>230</text:p>
          </table:table-cell>
          <table:table-cell table:number-columns-repeated="16381"/>
        </table:table-row>
        <table:table-row table:style-name="ro1">
          <table:table-cell office:value-type="float" office:value="235" table:formula="of:=IF([.A116]+5&lt;=450;[.A116]+5;450)" table:style-name="ce1">
            <text:p>235</text:p>
          </table:table-cell>
          <table:table-cell office:value-type="date" office:date-value="2019-08-11T00:00:00" table:style-name="ce10">
            <text:p>11/8/19</text:p>
          </table:table-cell>
          <table:table-cell office:value-type="float" office:value="235" table:formula="of:=[.A117]" table:style-name="ce1">
            <text:p>235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date" office:date-value="2019-08-12T00:00:00" table:style-name="ce10">
            <text:p>12/8/19</text:p>
          </table:table-cell>
          <table:table-cell office:value-type="float" office:value="225" table:formula="of:=[.A118]" table:style-name="ce1">
            <text:p>225</text:p>
          </table:table-cell>
          <table:table-cell table:number-columns-repeated="16381"/>
        </table:table-row>
        <table:table-row table:style-name="ro1">
          <table:table-cell office:value-type="float" office:value="230" table:formula="of:=IF([.A118]+5&lt;=450;[.A118]+5;450)" table:style-name="ce1">
            <text:p>230</text:p>
          </table:table-cell>
          <table:table-cell office:value-type="date" office:date-value="2019-08-13T00:00:00" table:style-name="ce10">
            <text:p>13/8/19</text:p>
          </table:table-cell>
          <table:table-cell office:value-type="float" office:value="230" table:formula="of:=[.A119]" table:style-name="ce1">
            <text:p>230</text:p>
          </table:table-cell>
          <table:table-cell table:number-columns-repeated="16381"/>
        </table:table-row>
        <table:table-row table:style-name="ro1">
          <table:table-cell office:value-type="float" office:value="235" table:formula="of:=IF([.A119]+5&lt;=450;[.A119]+5;450)" table:style-name="ce1">
            <text:p>235</text:p>
          </table:table-cell>
          <table:table-cell office:value-type="date" office:date-value="2019-08-14T00:00:00" table:style-name="ce10">
            <text:p>14/8/19</text:p>
          </table:table-cell>
          <table:table-cell office:value-type="float" office:value="235" table:formula="of:=[.A120]" table:style-name="ce1">
            <text:p>235</text:p>
          </table:table-cell>
          <table:table-cell table:number-columns-repeated="16381"/>
        </table:table-row>
        <table:table-row table:style-name="ro1">
          <table:table-cell office:value-type="float" office:value="240" table:formula="of:=IF([.A120]+5&lt;=450;[.A120]+5;450)" table:style-name="ce1">
            <text:p>240</text:p>
          </table:table-cell>
          <table:table-cell office:value-type="date" office:date-value="2019-08-15T00:00:00" table:style-name="ce10">
            <text:p>15/8/19</text:p>
          </table:table-cell>
          <table:table-cell office:value-type="float" office:value="240" table:formula="of:=[.A121]" table:style-name="ce1">
            <text:p>240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date" office:date-value="2019-08-16T00:00:00" table:style-name="ce10">
            <text:p>16/8/19</text:p>
          </table:table-cell>
          <table:table-cell office:value-type="float" office:value="230" table:formula="of:=[.A122]" table:style-name="ce1">
            <text:p>230</text:p>
          </table:table-cell>
          <table:table-cell table:number-columns-repeated="16381"/>
        </table:table-row>
        <table:table-row table:style-name="ro1">
          <table:table-cell office:value-type="float" office:value="235" table:formula="of:=IF([.A122]+5&lt;=450;[.A122]+5;450)" table:style-name="ce1">
            <text:p>235</text:p>
          </table:table-cell>
          <table:table-cell office:value-type="date" office:date-value="2019-08-17T00:00:00" table:style-name="ce10">
            <text:p>17/8/19</text:p>
          </table:table-cell>
          <table:table-cell office:value-type="float" office:value="235" table:formula="of:=[.A123]" table:style-name="ce1">
            <text:p>235</text:p>
          </table:table-cell>
          <table:table-cell table:number-columns-repeated="16381"/>
        </table:table-row>
        <table:table-row table:style-name="ro1">
          <table:table-cell office:value-type="float" office:value="240" table:formula="of:=IF([.A123]+5&lt;=450;[.A123]+5;450)" table:style-name="ce1">
            <text:p>240</text:p>
          </table:table-cell>
          <table:table-cell office:value-type="date" office:date-value="2019-08-18T00:00:00" table:style-name="ce10">
            <text:p>18/8/19</text:p>
          </table:table-cell>
          <table:table-cell office:value-type="float" office:value="240" table:formula="of:=[.A124]" table:style-name="ce1">
            <text:p>240</text:p>
          </table:table-cell>
          <table:table-cell table:number-columns-repeated="16381"/>
        </table:table-row>
        <table:table-row table:style-name="ro1">
          <table:table-cell office:value-type="float" office:value="245" table:formula="of:=IF([.A124]+5&lt;=450;[.A124]+5;450)" table:style-name="ce1">
            <text:p>245</text:p>
          </table:table-cell>
          <table:table-cell office:value-type="date" office:date-value="2019-08-19T00:00:00" table:style-name="ce10">
            <text:p>19/8/19</text:p>
          </table:table-cell>
          <table:table-cell office:value-type="float" office:value="245" table:formula="of:=[.A125]" table:style-name="ce1">
            <text:p>245</text:p>
          </table:table-cell>
          <table:table-cell table:number-columns-repeated="16381"/>
        </table:table-row>
        <table:table-row table:style-name="ro1">
          <table:table-cell office:value-type="float" office:value="250" table:formula="of:=IF([.A125]+5&lt;=450;[.A125]+5;450)" table:style-name="ce1">
            <text:p>250</text:p>
          </table:table-cell>
          <table:table-cell office:value-type="date" office:date-value="2019-08-20T00:00:00" table:style-name="ce10">
            <text:p>20/8/19</text:p>
          </table:table-cell>
          <table:table-cell office:value-type="float" office:value="250" table:formula="of:=[.A126]" table:style-name="ce1">
            <text:p>250</text:p>
          </table:table-cell>
          <table:table-cell table:number-columns-repeated="16381"/>
        </table:table-row>
        <table:table-row table:style-name="ro1">
          <table:table-cell office:value-type="float" office:value="255" table:formula="of:=IF([.A126]+5&lt;=450;[.A126]+5;450)" table:style-name="ce1">
            <text:p>255</text:p>
          </table:table-cell>
          <table:table-cell office:value-type="date" office:date-value="2019-08-21T00:00:00" table:style-name="ce10">
            <text:p>21/8/19</text:p>
          </table:table-cell>
          <table:table-cell office:value-type="float" office:value="255" table:formula="of:=[.A127]" table:style-name="ce1">
            <text:p>255</text:p>
          </table:table-cell>
          <table:table-cell table:number-columns-repeated="16381"/>
        </table:table-row>
        <table:table-row table:style-name="ro1">
          <table:table-cell office:value-type="float" office:value="260" table:formula="of:=IF([.A127]+5&lt;=450;[.A127]+5;450)" table:style-name="ce1">
            <text:p>260</text:p>
          </table:table-cell>
          <table:table-cell office:value-type="date" office:date-value="2019-08-22T00:00:00" table:style-name="ce10">
            <text:p>22/8/19</text:p>
          </table:table-cell>
          <table:table-cell office:value-type="float" office:value="260" table:formula="of:=[.A128]" table:style-name="ce1">
            <text:p>260</text:p>
          </table:table-cell>
          <table:table-cell table:number-columns-repeated="16381"/>
        </table:table-row>
        <table:table-row table:style-name="ro1">
          <table:table-cell office:value-type="float" office:value="265" table:formula="of:=IF([.A128]+5&lt;=450;[.A128]+5;450)" table:style-name="ce1">
            <text:p>265</text:p>
          </table:table-cell>
          <table:table-cell office:value-type="date" office:date-value="2019-08-23T00:00:00" table:style-name="ce10">
            <text:p>23/8/19</text:p>
          </table:table-cell>
          <table:table-cell office:value-type="float" office:value="265" table:formula="of:=[.A129]" table:style-name="ce1">
            <text:p>265</text:p>
          </table:table-cell>
          <table:table-cell table:number-columns-repeated="16381"/>
        </table:table-row>
        <table:table-row table:style-name="ro1">
          <table:table-cell office:value-type="float" office:value="270" table:formula="of:=IF([.A129]+5&lt;=450;[.A129]+5;450)" table:style-name="ce1">
            <text:p>270</text:p>
          </table:table-cell>
          <table:table-cell office:value-type="date" office:date-value="2019-08-24T00:00:00" table:style-name="ce10">
            <text:p>24/8/19</text:p>
          </table:table-cell>
          <table:table-cell office:value-type="float" office:value="270" table:formula="of:=[.A130]" table:style-name="ce1">
            <text:p>270</text:p>
          </table:table-cell>
          <table:table-cell table:number-columns-repeated="16381"/>
        </table:table-row>
        <table:table-row table:style-name="ro1">
          <table:table-cell office:value-type="float" office:value="275" table:formula="of:=IF([.A130]+5&lt;=450;[.A130]+5;450)" table:style-name="ce1">
            <text:p>275</text:p>
          </table:table-cell>
          <table:table-cell office:value-type="date" office:date-value="2019-08-25T00:00:00" table:style-name="ce10">
            <text:p>25/8/19</text:p>
          </table:table-cell>
          <table:table-cell office:value-type="float" office:value="275" table:formula="of:=[.A131]" table:style-name="ce1">
            <text:p>275</text:p>
          </table:table-cell>
          <table:table-cell table:number-columns-repeated="16381"/>
        </table:table-row>
        <table:table-row table:style-name="ro1">
          <table:table-cell office:value-type="float" office:value="280" table:formula="of:=IF([.A131]+5&lt;=450;[.A131]+5;450)" table:style-name="ce1">
            <text:p>280</text:p>
          </table:table-cell>
          <table:table-cell office:value-type="date" office:date-value="2019-08-26T00:00:00" table:style-name="ce10">
            <text:p>26/8/19</text:p>
          </table:table-cell>
          <table:table-cell office:value-type="float" office:value="280" table:formula="of:=[.A132]" table:style-name="ce1">
            <text:p>280</text:p>
          </table:table-cell>
          <table:table-cell table:number-columns-repeated="16381"/>
        </table:table-row>
        <table:table-row table:style-name="ro1">
          <table:table-cell office:value-type="float" office:value="285" table:formula="of:=IF([.A132]+5&lt;=450;[.A132]+5;450)" table:style-name="ce1">
            <text:p>285</text:p>
          </table:table-cell>
          <table:table-cell office:value-type="date" office:date-value="2019-08-27T00:00:00" table:style-name="ce10">
            <text:p>27/8/19</text:p>
          </table:table-cell>
          <table:table-cell office:value-type="float" office:value="285" table:formula="of:=[.A133]" table:style-name="ce1">
            <text:p>285</text:p>
          </table:table-cell>
          <table:table-cell table:number-columns-repeated="16381"/>
        </table:table-row>
        <table:table-row table:style-name="ro1">
          <table:table-cell office:value-type="float" office:value="290" table:formula="of:=IF([.A133]+5&lt;=450;[.A133]+5;450)" table:style-name="ce1">
            <text:p>290</text:p>
          </table:table-cell>
          <table:table-cell office:value-type="date" office:date-value="2019-08-28T00:00:00" table:style-name="ce10">
            <text:p>28/8/19</text:p>
          </table:table-cell>
          <table:table-cell office:value-type="float" office:value="290" table:formula="of:=[.A134]" table:style-name="ce1">
            <text:p>290</text:p>
          </table:table-cell>
          <table:table-cell table:number-columns-repeated="16381"/>
        </table:table-row>
        <table:table-row table:style-name="ro1">
          <table:table-cell office:value-type="float" office:value="295" table:formula="of:=IF([.A134]+5&lt;=450;[.A134]+5;450)" table:style-name="ce1">
            <text:p>295</text:p>
          </table:table-cell>
          <table:table-cell office:value-type="date" office:date-value="2019-08-29T00:00:00" table:style-name="ce10">
            <text:p>29/8/19</text:p>
          </table:table-cell>
          <table:table-cell office:value-type="float" office:value="295" table:formula="of:=[.A135]" table:style-name="ce1">
            <text:p>295</text:p>
          </table:table-cell>
          <table:table-cell table:number-columns-repeated="16381"/>
        </table:table-row>
        <table:table-row table:style-name="ro1">
          <table:table-cell office:value-type="float" office:value="300" table:formula="of:=IF([.A135]+5&lt;=450;[.A135]+5;450)" table:style-name="ce1">
            <text:p>300</text:p>
          </table:table-cell>
          <table:table-cell office:value-type="date" office:date-value="2019-08-30T00:00:00" table:style-name="ce10">
            <text:p>30/8/19</text:p>
          </table:table-cell>
          <table:table-cell office:value-type="float" office:value="300" table:formula="of:=[.A136]" table:style-name="ce1">
            <text:p>300</text:p>
          </table:table-cell>
          <table:table-cell table:number-columns-repeated="16381"/>
        </table:table-row>
        <table:table-row table:style-name="ro1">
          <table:table-cell office:value-type="float" office:value="305" table:formula="of:=IF([.A136]+5&lt;=450;[.A136]+5;450)" table:style-name="ce1">
            <text:p>305</text:p>
          </table:table-cell>
          <table:table-cell office:value-type="date" office:date-value="2019-08-31T00:00:00" table:style-name="ce10">
            <text:p>31/8/19</text:p>
          </table:table-cell>
          <table:table-cell office:value-type="float" office:value="305" table:formula="of:=[.A137]" table:style-name="ce1">
            <text:p>305</text:p>
          </table:table-cell>
          <table:table-cell table:number-columns-repeated="16381"/>
        </table:table-row>
        <table:table-row table:style-name="ro1">
          <table:table-cell office:value-type="float" office:value="310" table:formula="of:=IF([.A137]+5&lt;=450;[.A137]+5;450)" table:style-name="ce1">
            <text:p>310</text:p>
          </table:table-cell>
          <table:table-cell office:value-type="date" office:date-value="2019-09-01T00:00:00" table:style-name="ce10">
            <text:p>1/9/19</text:p>
          </table:table-cell>
          <table:table-cell office:value-type="float" office:value="310" table:formula="of:=[.A138]" table:style-name="ce1">
            <text:p>310</text:p>
          </table:table-cell>
          <table:table-cell table:number-columns-repeated="16381"/>
        </table:table-row>
        <table:table-row table:style-name="ro1">
          <table:table-cell office:value-type="float" office:value="315" table:formula="of:=IF([.A138]+5&lt;=450;[.A138]+5;450)" table:style-name="ce1">
            <text:p>315</text:p>
          </table:table-cell>
          <table:table-cell office:value-type="date" office:date-value="2019-09-02T00:00:00" table:style-name="ce10">
            <text:p>2/9/19</text:p>
          </table:table-cell>
          <table:table-cell office:value-type="float" office:value="315" table:formula="of:=[.A139]" table:style-name="ce1">
            <text:p>315</text:p>
          </table:table-cell>
          <table:table-cell table:number-columns-repeated="16381"/>
        </table:table-row>
        <table:table-row table:style-name="ro1">
          <table:table-cell office:value-type="float" office:value="320" table:formula="of:=IF([.A139]+5&lt;=450;[.A139]+5;450)" table:style-name="ce1">
            <text:p>320</text:p>
          </table:table-cell>
          <table:table-cell office:value-type="date" office:date-value="2019-09-03T00:00:00" table:style-name="ce10">
            <text:p>3/9/19</text:p>
          </table:table-cell>
          <table:table-cell office:value-type="float" office:value="320" table:formula="of:=[.A140]" table:style-name="ce1">
            <text:p>320</text:p>
          </table:table-cell>
          <table:table-cell table:number-columns-repeated="16381"/>
        </table:table-row>
        <table:table-row table:style-name="ro1">
          <table:table-cell office:value-type="float" office:value="325" table:formula="of:=IF([.A140]+5&lt;=450;[.A140]+5;450)" table:style-name="ce1">
            <text:p>325</text:p>
          </table:table-cell>
          <table:table-cell office:value-type="date" office:date-value="2019-09-04T00:00:00" table:style-name="ce10">
            <text:p>4/9/19</text:p>
          </table:table-cell>
          <table:table-cell office:value-type="float" office:value="325" table:formula="of:=[.A141]" table:style-name="ce1">
            <text:p>325</text:p>
          </table:table-cell>
          <table:table-cell table:number-columns-repeated="16381"/>
        </table:table-row>
        <table:table-row table:style-name="ro1">
          <table:table-cell office:value-type="float" office:value="330" table:formula="of:=IF([.A141]+5&lt;=450;[.A141]+5;450)" table:style-name="ce1">
            <text:p>330</text:p>
          </table:table-cell>
          <table:table-cell office:value-type="date" office:date-value="2019-09-05T00:00:00" table:style-name="ce10">
            <text:p>5/9/19</text:p>
          </table:table-cell>
          <table:table-cell office:value-type="float" office:value="330" table:formula="of:=[.A142]" table:style-name="ce1">
            <text:p>330</text:p>
          </table:table-cell>
          <table:table-cell table:number-columns-repeated="16381"/>
        </table:table-row>
        <table:table-row table:style-name="ro1">
          <table:table-cell office:value-type="float" office:value="335" table:formula="of:=IF([.A142]+5&lt;=450;[.A142]+5;450)" table:style-name="ce1">
            <text:p>335</text:p>
          </table:table-cell>
          <table:table-cell office:value-type="date" office:date-value="2019-09-06T00:00:00" table:style-name="ce10">
            <text:p>6/9/19</text:p>
          </table:table-cell>
          <table:table-cell office:value-type="float" office:value="335" table:formula="of:=[.A143]" table:style-name="ce1">
            <text:p>335</text:p>
          </table:table-cell>
          <table:table-cell table:number-columns-repeated="16381"/>
        </table:table-row>
        <table:table-row table:style-name="ro1">
          <table:table-cell office:value-type="float" office:value="340" table:formula="of:=IF([.A143]+5&lt;=450;[.A143]+5;450)" table:style-name="ce1">
            <text:p>340</text:p>
          </table:table-cell>
          <table:table-cell office:value-type="date" office:date-value="2019-09-07T00:00:00" table:style-name="ce10">
            <text:p>7/9/19</text:p>
          </table:table-cell>
          <table:table-cell office:value-type="float" office:value="340" table:formula="of:=[.A144]" table:style-name="ce1">
            <text:p>340</text:p>
          </table:table-cell>
          <table:table-cell table:number-columns-repeated="16381"/>
        </table:table-row>
        <table:table-row table:style-name="ro1">
          <table:table-cell office:value-type="float" office:value="345" table:formula="of:=IF([.A144]+5&lt;=450;[.A144]+5;450)" table:style-name="ce1">
            <text:p>345</text:p>
          </table:table-cell>
          <table:table-cell office:value-type="date" office:date-value="2019-09-08T00:00:00" table:style-name="ce10">
            <text:p>8/9/19</text:p>
          </table:table-cell>
          <table:table-cell office:value-type="float" office:value="345" table:formula="of:=[.A145]" table:style-name="ce1">
            <text:p>345</text:p>
          </table:table-cell>
          <table:table-cell table:number-columns-repeated="16381"/>
        </table:table-row>
        <table:table-row table:style-name="ro1">
          <table:table-cell office:value-type="float" office:value="350" table:formula="of:=IF([.A145]+5&lt;=450;[.A145]+5;450)" table:style-name="ce1">
            <text:p>350</text:p>
          </table:table-cell>
          <table:table-cell office:value-type="date" office:date-value="2019-09-09T00:00:00" table:style-name="ce10">
            <text:p>9/9/19</text:p>
          </table:table-cell>
          <table:table-cell office:value-type="float" office:value="350" table:formula="of:=[.A146]" table:style-name="ce1">
            <text:p>350</text:p>
          </table:table-cell>
          <table:table-cell table:number-columns-repeated="16381"/>
        </table:table-row>
        <table:table-row table:style-name="ro1">
          <table:table-cell office:value-type="float" office:value="355" table:formula="of:=IF([.A146]+5&lt;=450;[.A146]+5;450)" table:style-name="ce1">
            <text:p>355</text:p>
          </table:table-cell>
          <table:table-cell office:value-type="date" office:date-value="2019-09-10T00:00:00" table:style-name="ce10">
            <text:p>10/9/19</text:p>
          </table:table-cell>
          <table:table-cell office:value-type="float" office:value="355" table:formula="of:=[.A147]" table:style-name="ce1">
            <text:p>355</text:p>
          </table:table-cell>
          <table:table-cell table:number-columns-repeated="16381"/>
        </table:table-row>
        <table:table-row table:style-name="ro1">
          <table:table-cell office:value-type="float" office:value="360" table:formula="of:=IF([.A147]+5&lt;=450;[.A147]+5;450)" table:style-name="ce1">
            <text:p>360</text:p>
          </table:table-cell>
          <table:table-cell office:value-type="date" office:date-value="2019-09-11T00:00:00" table:style-name="ce10">
            <text:p>11/9/19</text:p>
          </table:table-cell>
          <table:table-cell office:value-type="float" office:value="360" table:formula="of:=[.A148]" table:style-name="ce1">
            <text:p>360</text:p>
          </table:table-cell>
          <table:table-cell table:number-columns-repeated="16381"/>
        </table:table-row>
        <table:table-row table:style-name="ro1">
          <table:table-cell office:value-type="float" office:value="365" table:formula="of:=IF([.A148]+5&lt;=450;[.A148]+5;450)" table:style-name="ce1">
            <text:p>365</text:p>
          </table:table-cell>
          <table:table-cell office:value-type="date" office:date-value="2019-09-12T00:00:00" table:style-name="ce10">
            <text:p>12/9/19</text:p>
          </table:table-cell>
          <table:table-cell office:value-type="float" office:value="365" table:formula="of:=[.A149]" table:style-name="ce1">
            <text:p>365</text:p>
          </table:table-cell>
          <table:table-cell table:number-columns-repeated="16381"/>
        </table:table-row>
        <table:table-row table:style-name="ro1">
          <table:table-cell office:value-type="float" office:value="370" table:formula="of:=IF([.A149]+5&lt;=450;[.A149]+5;450)" table:style-name="ce1">
            <text:p>370</text:p>
          </table:table-cell>
          <table:table-cell office:value-type="date" office:date-value="2019-09-13T00:00:00" table:style-name="ce10">
            <text:p>13/9/19</text:p>
          </table:table-cell>
          <table:table-cell office:value-type="float" office:value="370" table:formula="of:=[.A150]" table:style-name="ce1">
            <text:p>370</text:p>
          </table:table-cell>
          <table:table-cell table:number-columns-repeated="16381"/>
        </table:table-row>
        <table:table-row table:style-name="ro1">
          <table:table-cell office:value-type="float" office:value="375" table:formula="of:=IF([.A150]+5&lt;=450;[.A150]+5;450)" table:style-name="ce1">
            <text:p>375</text:p>
          </table:table-cell>
          <table:table-cell office:value-type="date" office:date-value="2019-09-14T00:00:00" table:style-name="ce10">
            <text:p>14/9/19</text:p>
          </table:table-cell>
          <table:table-cell office:value-type="float" office:value="375" table:formula="of:=[.A151]" table:style-name="ce1">
            <text:p>375</text:p>
          </table:table-cell>
          <table:table-cell table:number-columns-repeated="16381"/>
        </table:table-row>
        <table:table-row table:style-name="ro1">
          <table:table-cell office:value-type="float" office:value="380" table:formula="of:=IF([.A151]+5&lt;=450;[.A151]+5;450)" table:style-name="ce1">
            <text:p>380</text:p>
          </table:table-cell>
          <table:table-cell office:value-type="date" office:date-value="2019-09-15T00:00:00" table:style-name="ce10">
            <text:p>15/9/19</text:p>
          </table:table-cell>
          <table:table-cell office:value-type="float" office:value="380" table:formula="of:=[.A152]" table:style-name="ce1">
            <text:p>380</text:p>
          </table:table-cell>
          <table:table-cell table:number-columns-repeated="16381"/>
        </table:table-row>
        <table:table-row table:style-name="ro1">
          <table:table-cell office:value-type="float" office:value="385" table:formula="of:=IF([.A152]+5&lt;=450;[.A152]+5;450)" table:style-name="ce1">
            <text:p>385</text:p>
          </table:table-cell>
          <table:table-cell office:value-type="date" office:date-value="2019-09-16T00:00:00" table:style-name="ce10">
            <text:p>16/9/19</text:p>
          </table:table-cell>
          <table:table-cell office:value-type="float" office:value="385" table:formula="of:=[.A153]" table:style-name="ce1">
            <text:p>385</text:p>
          </table:table-cell>
          <table:table-cell table:number-columns-repeated="16381"/>
        </table:table-row>
        <table:table-row table:style-name="ro1">
          <table:table-cell office:value-type="float" office:value="390" table:formula="of:=IF([.A153]+5&lt;=450;[.A153]+5;450)" table:style-name="ce1">
            <text:p>390</text:p>
          </table:table-cell>
          <table:table-cell office:value-type="date" office:date-value="2019-09-17T00:00:00" table:style-name="ce10">
            <text:p>17/9/19</text:p>
          </table:table-cell>
          <table:table-cell office:value-type="float" office:value="390" table:formula="of:=[.A154]" table:style-name="ce1">
            <text:p>390</text:p>
          </table:table-cell>
          <table:table-cell table:number-columns-repeated="16381"/>
        </table:table-row>
        <table:table-row table:style-name="ro1">
          <table:table-cell office:value-type="float" office:value="395" table:formula="of:=IF([.A154]+5&lt;=450;[.A154]+5;450)" table:style-name="ce1">
            <text:p>395</text:p>
          </table:table-cell>
          <table:table-cell office:value-type="date" office:date-value="2019-09-18T00:00:00" table:style-name="ce10">
            <text:p>18/9/19</text:p>
          </table:table-cell>
          <table:table-cell office:value-type="float" office:value="395" table:formula="of:=[.A155]" table:style-name="ce1">
            <text:p>395</text:p>
          </table:table-cell>
          <table:table-cell table:number-columns-repeated="16381"/>
        </table:table-row>
        <table:table-row table:style-name="ro1">
          <table:table-cell office:value-type="float" office:value="400" table:formula="of:=IF([.A155]+5&lt;=450;[.A155]+5;450)" table:style-name="ce1">
            <text:p>400</text:p>
          </table:table-cell>
          <table:table-cell office:value-type="date" office:date-value="2019-09-19T00:00:00" table:style-name="ce10">
            <text:p>19/9/19</text:p>
          </table:table-cell>
          <table:table-cell office:value-type="float" office:value="400" table:formula="of:=[.A156]" table:style-name="ce1">
            <text:p>400</text:p>
          </table:table-cell>
          <table:table-cell table:number-columns-repeated="16381"/>
        </table:table-row>
        <table:table-row table:style-name="ro1">
          <table:table-cell office:value-type="float" office:value="405" table:formula="of:=IF([.A156]+5&lt;=450;[.A156]+5;450)" table:style-name="ce1">
            <text:p>405</text:p>
          </table:table-cell>
          <table:table-cell office:value-type="date" office:date-value="2019-09-20T00:00:00" table:style-name="ce10">
            <text:p>20/9/19</text:p>
          </table:table-cell>
          <table:table-cell office:value-type="float" office:value="405" table:formula="of:=[.A157]" table:style-name="ce1">
            <text:p>405</text:p>
          </table:table-cell>
          <table:table-cell table:number-columns-repeated="16381"/>
        </table:table-row>
        <table:table-row table:style-name="ro1">
          <table:table-cell office:value-type="float" office:value="410" table:formula="of:=IF([.A157]+5&lt;=450;[.A157]+5;450)" table:style-name="ce1">
            <text:p>410</text:p>
          </table:table-cell>
          <table:table-cell office:value-type="date" office:date-value="2019-09-21T00:00:00" table:style-name="ce10">
            <text:p>21/9/19</text:p>
          </table:table-cell>
          <table:table-cell office:value-type="float" office:value="410" table:formula="of:=[.A158]" table:style-name="ce1">
            <text:p>410</text:p>
          </table:table-cell>
          <table:table-cell table:number-columns-repeated="16381"/>
        </table:table-row>
        <table:table-row table:style-name="ro1">
          <table:table-cell office:value-type="float" office:value="415" table:formula="of:=IF([.A158]+5&lt;=450;[.A158]+5;450)" table:style-name="ce1">
            <text:p>415</text:p>
          </table:table-cell>
          <table:table-cell office:value-type="date" office:date-value="2019-09-22T00:00:00" table:style-name="ce10">
            <text:p>22/9/19</text:p>
          </table:table-cell>
          <table:table-cell office:value-type="float" office:value="415" table:formula="of:=[.A159]" table:style-name="ce1">
            <text:p>415</text:p>
          </table:table-cell>
          <table:table-cell table:number-columns-repeated="16381"/>
        </table:table-row>
        <table:table-row table:style-name="ro1">
          <table:table-cell office:value-type="float" office:value="420" table:formula="of:=IF([.A159]+5&lt;=450;[.A159]+5;450)" table:style-name="ce1">
            <text:p>420</text:p>
          </table:table-cell>
          <table:table-cell office:value-type="date" office:date-value="2019-09-23T00:00:00" table:style-name="ce10">
            <text:p>23/9/19</text:p>
          </table:table-cell>
          <table:table-cell office:value-type="float" office:value="420" table:formula="of:=[.A160]" table:style-name="ce1">
            <text:p>420</text:p>
          </table:table-cell>
          <table:table-cell table:number-columns-repeated="16381"/>
        </table:table-row>
        <table:table-row table:style-name="ro1">
          <table:table-cell office:value-type="float" office:value="425" table:formula="of:=IF([.A160]+5&lt;=450;[.A160]+5;450)" table:style-name="ce1">
            <text:p>425</text:p>
          </table:table-cell>
          <table:table-cell office:value-type="date" office:date-value="2019-09-24T00:00:00" table:style-name="ce10">
            <text:p>24/9/19</text:p>
          </table:table-cell>
          <table:table-cell office:value-type="float" office:value="425" table:formula="of:=[.A161]" table:style-name="ce1">
            <text:p>425</text:p>
          </table:table-cell>
          <table:table-cell table:number-columns-repeated="16381"/>
        </table:table-row>
        <table:table-row table:style-name="ro1">
          <table:table-cell office:value-type="float" office:value="430" table:formula="of:=IF([.A161]+5&lt;=450;[.A161]+5;450)" table:style-name="ce1">
            <text:p>430</text:p>
          </table:table-cell>
          <table:table-cell office:value-type="date" office:date-value="2019-09-25T00:00:00" table:style-name="ce10">
            <text:p>25/9/19</text:p>
          </table:table-cell>
          <table:table-cell office:value-type="float" office:value="430" table:formula="of:=[.A162]" table:style-name="ce1">
            <text:p>430</text:p>
          </table:table-cell>
          <table:table-cell table:number-columns-repeated="16381"/>
        </table:table-row>
        <table:table-row table:style-name="ro1">
          <table:table-cell office:value-type="float" office:value="435" table:formula="of:=IF([.A162]+5&lt;=450;[.A162]+5;450)" table:style-name="ce1">
            <text:p>435</text:p>
          </table:table-cell>
          <table:table-cell office:value-type="date" office:date-value="2019-09-26T00:00:00" table:style-name="ce10">
            <text:p>26/9/19</text:p>
          </table:table-cell>
          <table:table-cell office:value-type="float" office:value="435" table:formula="of:=[.A163]" table:style-name="ce1">
            <text:p>435</text:p>
          </table:table-cell>
          <table:table-cell table:number-columns-repeated="16381"/>
        </table:table-row>
        <table:table-row table:style-name="ro1">
          <table:table-cell office:value-type="float" office:value="440" table:formula="of:=IF([.A163]+5&lt;=450;[.A163]+5;450)" table:style-name="ce1">
            <text:p>440</text:p>
          </table:table-cell>
          <table:table-cell office:value-type="date" office:date-value="2019-09-27T00:00:00" table:style-name="ce10">
            <text:p>27/9/19</text:p>
          </table:table-cell>
          <table:table-cell office:value-type="float" office:value="440" table:formula="of:=[.A164]" table:style-name="ce1">
            <text:p>440</text:p>
          </table:table-cell>
          <table:table-cell table:number-columns-repeated="16381"/>
        </table:table-row>
        <table:table-row table:style-name="ro1">
          <table:table-cell office:value-type="float" office:value="445" table:formula="of:=IF([.A164]+5&lt;=450;[.A164]+5;450)" table:style-name="ce1">
            <text:p>445</text:p>
          </table:table-cell>
          <table:table-cell office:value-type="date" office:date-value="2019-09-28T00:00:00" table:style-name="ce10">
            <text:p>28/9/19</text:p>
          </table:table-cell>
          <table:table-cell office:value-type="float" office:value="445" table:formula="of:=[.A165]" table:style-name="ce1">
            <text:p>445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65]+5&lt;=450;[.A165]+5;450)" table:style-name="ce1">
            <text:p>450</text:p>
          </table:table-cell>
          <table:table-cell office:value-type="date" office:date-value="2019-09-29T00:00:00" table:style-name="ce10">
            <text:p>29/9/19</text:p>
          </table:table-cell>
          <table:table-cell office:value-type="float" office:value="450" table:formula="of:=[.A166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66]+5&lt;=450;[.A166]+5;450)" table:style-name="ce1">
            <text:p>450</text:p>
          </table:table-cell>
          <table:table-cell office:value-type="date" office:date-value="2019-09-30T00:00:00" table:style-name="ce10">
            <text:p>30/9/19</text:p>
          </table:table-cell>
          <table:table-cell office:value-type="float" office:value="450" table:formula="of:=[.A167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67]+5&lt;=450;[.A167]+5;450)" table:style-name="ce1">
            <text:p>450</text:p>
          </table:table-cell>
          <table:table-cell office:value-type="date" office:date-value="2019-10-01T00:00:00" table:style-name="ce10">
            <text:p>1/10/19</text:p>
          </table:table-cell>
          <table:table-cell office:value-type="float" office:value="450" table:formula="of:=[.A168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68]+5&lt;=450;[.A168]+5;450)" table:style-name="ce1">
            <text:p>450</text:p>
          </table:table-cell>
          <table:table-cell office:value-type="date" office:date-value="2019-10-02T00:00:00" table:style-name="ce10">
            <text:p>2/10/19</text:p>
          </table:table-cell>
          <table:table-cell office:value-type="float" office:value="450" table:formula="of:=[.A169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69]+5&lt;=450;[.A169]+5;450)" table:style-name="ce1">
            <text:p>450</text:p>
          </table:table-cell>
          <table:table-cell office:value-type="date" office:date-value="2019-10-03T00:00:00" table:style-name="ce10">
            <text:p>3/10/19</text:p>
          </table:table-cell>
          <table:table-cell office:value-type="float" office:value="450" table:formula="of:=[.A170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0]+5&lt;=450;[.A170]+5;450)" table:style-name="ce1">
            <text:p>450</text:p>
          </table:table-cell>
          <table:table-cell office:value-type="date" office:date-value="2019-10-04T00:00:00" table:style-name="ce10">
            <text:p>4/10/19</text:p>
          </table:table-cell>
          <table:table-cell office:value-type="float" office:value="450" table:formula="of:=[.A171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1]+5&lt;=450;[.A171]+5;450)" table:style-name="ce1">
            <text:p>450</text:p>
          </table:table-cell>
          <table:table-cell office:value-type="date" office:date-value="2019-10-05T00:00:00" table:style-name="ce10">
            <text:p>5/10/19</text:p>
          </table:table-cell>
          <table:table-cell office:value-type="float" office:value="450" table:formula="of:=[.A172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2]+5&lt;=450;[.A172]+5;450)" table:style-name="ce1">
            <text:p>450</text:p>
          </table:table-cell>
          <table:table-cell office:value-type="date" office:date-value="2019-10-06T00:00:00" table:style-name="ce10">
            <text:p>6/10/19</text:p>
          </table:table-cell>
          <table:table-cell office:value-type="float" office:value="450" table:formula="of:=[.A173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3]+5&lt;=450;[.A173]+5;450)" table:style-name="ce1">
            <text:p>450</text:p>
          </table:table-cell>
          <table:table-cell office:value-type="date" office:date-value="2019-10-07T00:00:00" table:style-name="ce10">
            <text:p>7/10/19</text:p>
          </table:table-cell>
          <table:table-cell office:value-type="float" office:value="450" table:formula="of:=[.A174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4]+5&lt;=450;[.A174]+5;450)" table:style-name="ce1">
            <text:p>450</text:p>
          </table:table-cell>
          <table:table-cell office:value-type="date" office:date-value="2019-10-08T00:00:00" table:style-name="ce10">
            <text:p>8/10/19</text:p>
          </table:table-cell>
          <table:table-cell office:value-type="float" office:value="450" table:formula="of:=[.A175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5]+5&lt;=450;[.A175]+5;450)" table:style-name="ce1">
            <text:p>450</text:p>
          </table:table-cell>
          <table:table-cell office:value-type="date" office:date-value="2019-10-09T00:00:00" table:style-name="ce10">
            <text:p>9/10/19</text:p>
          </table:table-cell>
          <table:table-cell office:value-type="float" office:value="450" table:formula="of:=[.A176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6]+5&lt;=450;[.A176]+5;450)" table:style-name="ce1">
            <text:p>450</text:p>
          </table:table-cell>
          <table:table-cell office:value-type="date" office:date-value="2019-10-10T00:00:00" table:style-name="ce10">
            <text:p>10/10/19</text:p>
          </table:table-cell>
          <table:table-cell office:value-type="float" office:value="450" table:formula="of:=[.A177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7]+5&lt;=450;[.A177]+5;450)" table:style-name="ce1">
            <text:p>450</text:p>
          </table:table-cell>
          <table:table-cell office:value-type="date" office:date-value="2019-10-11T00:00:00" table:style-name="ce10">
            <text:p>11/10/19</text:p>
          </table:table-cell>
          <table:table-cell office:value-type="float" office:value="450" table:formula="of:=[.A178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8]+5&lt;=450;[.A178]+5;450)" table:style-name="ce1">
            <text:p>450</text:p>
          </table:table-cell>
          <table:table-cell office:value-type="date" office:date-value="2019-10-12T00:00:00" table:style-name="ce10">
            <text:p>12/10/19</text:p>
          </table:table-cell>
          <table:table-cell office:value-type="float" office:value="450" table:formula="of:=[.A179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79]+5&lt;=450;[.A179]+5;450)" table:style-name="ce1">
            <text:p>450</text:p>
          </table:table-cell>
          <table:table-cell office:value-type="date" office:date-value="2019-10-13T00:00:00" table:style-name="ce10">
            <text:p>13/10/19</text:p>
          </table:table-cell>
          <table:table-cell office:value-type="float" office:value="450" table:formula="of:=[.A180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0]+5&lt;=450;[.A180]+5;450)" table:style-name="ce1">
            <text:p>450</text:p>
          </table:table-cell>
          <table:table-cell office:value-type="date" office:date-value="2019-10-14T00:00:00" table:style-name="ce10">
            <text:p>14/10/19</text:p>
          </table:table-cell>
          <table:table-cell office:value-type="float" office:value="450" table:formula="of:=[.A181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1]+5&lt;=450;[.A181]+5;450)" table:style-name="ce1">
            <text:p>450</text:p>
          </table:table-cell>
          <table:table-cell office:value-type="date" office:date-value="2019-10-15T00:00:00" table:style-name="ce10">
            <text:p>15/10/19</text:p>
          </table:table-cell>
          <table:table-cell office:value-type="float" office:value="450" table:formula="of:=[.A182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2]+5&lt;=450;[.A182]+5;450)" table:style-name="ce1">
            <text:p>450</text:p>
          </table:table-cell>
          <table:table-cell office:value-type="date" office:date-value="2019-10-16T00:00:00" table:style-name="ce10">
            <text:p>16/10/19</text:p>
          </table:table-cell>
          <table:table-cell office:value-type="float" office:value="450" table:formula="of:=[.A183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3]+5&lt;=450;[.A183]+5;450)" table:style-name="ce1">
            <text:p>450</text:p>
          </table:table-cell>
          <table:table-cell office:value-type="date" office:date-value="2019-10-17T00:00:00" table:style-name="ce10">
            <text:p>17/10/19</text:p>
          </table:table-cell>
          <table:table-cell office:value-type="float" office:value="450" table:formula="of:=[.A184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4]+5&lt;=450;[.A184]+5;450)" table:style-name="ce1">
            <text:p>450</text:p>
          </table:table-cell>
          <table:table-cell office:value-type="date" office:date-value="2019-10-18T00:00:00" table:style-name="ce10">
            <text:p>18/10/19</text:p>
          </table:table-cell>
          <table:table-cell office:value-type="float" office:value="450" table:formula="of:=[.A185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5]+5&lt;=450;[.A185]+5;450)" table:style-name="ce1">
            <text:p>450</text:p>
          </table:table-cell>
          <table:table-cell office:value-type="date" office:date-value="2019-10-19T00:00:00" table:style-name="ce10">
            <text:p>19/10/19</text:p>
          </table:table-cell>
          <table:table-cell office:value-type="float" office:value="450" table:formula="of:=[.A186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6]+5&lt;=450;[.A186]+5;450)" table:style-name="ce1">
            <text:p>450</text:p>
          </table:table-cell>
          <table:table-cell office:value-type="date" office:date-value="2019-10-20T00:00:00" table:style-name="ce10">
            <text:p>20/10/19</text:p>
          </table:table-cell>
          <table:table-cell office:value-type="float" office:value="450" table:formula="of:=[.A187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7]+5&lt;=450;[.A187]+5;450)" table:style-name="ce1">
            <text:p>450</text:p>
          </table:table-cell>
          <table:table-cell office:value-type="date" office:date-value="2019-10-21T00:00:00" table:style-name="ce10">
            <text:p>21/10/19</text:p>
          </table:table-cell>
          <table:table-cell office:value-type="float" office:value="450" table:formula="of:=[.A188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8]+5&lt;=450;[.A188]+5;450)" table:style-name="ce1">
            <text:p>450</text:p>
          </table:table-cell>
          <table:table-cell office:value-type="date" office:date-value="2019-10-22T00:00:00" table:style-name="ce10">
            <text:p>22/10/19</text:p>
          </table:table-cell>
          <table:table-cell office:value-type="float" office:value="450" table:formula="of:=[.A189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89]+5&lt;=450;[.A189]+5;450)" table:style-name="ce1">
            <text:p>450</text:p>
          </table:table-cell>
          <table:table-cell office:value-type="date" office:date-value="2019-10-23T00:00:00" table:style-name="ce10">
            <text:p>23/10/19</text:p>
          </table:table-cell>
          <table:table-cell office:value-type="float" office:value="450" table:formula="of:=[.A190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90]+5&lt;=450;[.A190]+5;450)" table:style-name="ce1">
            <text:p>450</text:p>
          </table:table-cell>
          <table:table-cell office:value-type="date" office:date-value="2019-10-24T00:00:00" table:style-name="ce10">
            <text:p>24/10/19</text:p>
          </table:table-cell>
          <table:table-cell office:value-type="float" office:value="450" table:formula="of:=[.A191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91]+5&lt;=450;[.A191]+5;450)" table:style-name="ce1">
            <text:p>450</text:p>
          </table:table-cell>
          <table:table-cell office:value-type="date" office:date-value="2019-10-25T00:00:00" table:style-name="ce10">
            <text:p>25/10/19</text:p>
          </table:table-cell>
          <table:table-cell office:value-type="float" office:value="450" table:formula="of:=[.A192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92]+5&lt;=450;[.A192]+5;450)" table:style-name="ce1">
            <text:p>450</text:p>
          </table:table-cell>
          <table:table-cell office:value-type="date" office:date-value="2019-10-26T00:00:00" table:style-name="ce10">
            <text:p>26/10/19</text:p>
          </table:table-cell>
          <table:table-cell office:value-type="float" office:value="450" table:formula="of:=[.A193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93]+5&lt;=450;[.A193]+5;450)" table:style-name="ce1">
            <text:p>450</text:p>
          </table:table-cell>
          <table:table-cell office:value-type="date" office:date-value="2019-10-27T00:00:00" table:style-name="ce10">
            <text:p>27/10/19</text:p>
          </table:table-cell>
          <table:table-cell office:value-type="float" office:value="450" table:formula="of:=[.A194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94]+5&lt;=450;[.A194]+5;450)" table:style-name="ce1">
            <text:p>450</text:p>
          </table:table-cell>
          <table:table-cell office:value-type="date" office:date-value="2019-10-28T00:00:00" table:style-name="ce10">
            <text:p>28/10/19</text:p>
          </table:table-cell>
          <table:table-cell office:value-type="float" office:value="450" table:formula="of:=[.A195]" table:style-name="ce1">
            <text:p>450</text:p>
          </table:table-cell>
          <table:table-cell table:number-columns-repeated="16381"/>
        </table:table-row>
        <table:table-row table:number-rows-repeated="104838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cf1" style:family="table-cell" style:data-style-name="N0">
      <style:table-cell-properties style:vertical-align="automatic" fo:background-color="#00B0F0"/>
    </style:style>
    <style:style style:name="cf2" style:family="table-cell" style:data-style-name="N0">
      <style:table-cell-properties fo:background-color="#00B0F0"/>
    </style:style>
    <style:style style:name="cf3" style:family="table-cell" style:data-style-name="N0">
      <style:table-cell-properties fo:background-color="#00B0F0"/>
    </style:style>
    <style:style style:name="cf4" style:family="table-cell" style:data-style-name="N0">
      <style:table-cell-properties fo:background-color="#00B0F0"/>
    </style:style>
    <style:style style:name="cf5" style:family="table-cell" style:data-style-name="N0">
      <style:table-cell-properties fo:background-color="#00B0F0"/>
    </style:style>
    <style:style style:name="cf6" style:family="table-cell" style:data-style-name="N0">
      <style:table-cell-properties fo:background-color="#00B0F0"/>
    </style:style>
    <style:style style:name="cf7" style:family="table-cell" style:data-style-name="N0">
      <style:table-cell-properties fo:background-color="#00B0F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8" style:family="table-cell">
      <style:table-cell-properties fo:background-color="#00B0F0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Jurandir dos Santos</dc:creator>
    <meta:creation-date>2019-04-17T20:22:22Z</meta:creation-date>
    <dc:date>2019-08-16T18:59:26Z</dc:date>
    <meta:editing-cycles>5</meta:editing-cycles>
    <meta:editing-duration>PT902S</meta:editing-duration>
    <meta:user-defined meta:name="DLPManualFileClassification">{1A067545-A4E2-4FA1-8094-0D7902669705}</meta:user-defined>
    <meta:user-defined meta:name="DLPManualFileClassificationLastModifiedBy">CORPCAIXA\c070622</meta:user-defined>
    <meta:user-defined meta:name="DLPManualFileClassificationLastModificationDate">1560881928</meta:user-defined>
    <meta:user-defined meta:name="DLPManualFileClassificationVersion">11.2.0.14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ff420e" draw:opacity="100%" draw:stroke="none"/>
    </style:style>
  </office:automatic-styles>
  <office:body>
    <office:chart>
      <chart:chart chart:class="chart:circle" svg:height="193.5215748031496pt" svg:width="314.531968503937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Planilha1.$D$2:.$D$3"/>
          </chart:axis>
          <chart:axis chart:dimension="y"/>
          <chart:series chart:values-cell-range-address="Planilha1.$E$2:.$E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